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Arial"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0c7d84" officeooo:paragraph-rsid="000c7d84" style:font-weight-asian="bold" style:font-weight-complex="bold"/>
    </style:style>
    <style:style style:name="P3" style:family="paragraph" style:parent-style-name="Standard">
      <style:text-properties fo:font-weight="bold" officeooo:rsid="000d5b94" officeooo:paragraph-rsid="000d5b94" style:font-weight-asian="bold" style:font-weight-complex="bold"/>
    </style:style>
    <style:style style:name="P4" style:family="paragraph" style:parent-style-name="Standard">
      <style:text-properties fo:font-weight="bold" officeooo:paragraph-rsid="00120575" style:font-weight-asian="bold" style:font-weight-complex="bold"/>
    </style:style>
    <style:style style:name="P5" style:family="paragraph" style:parent-style-name="Standard">
      <style:paragraph-properties fo:text-align="center" style:justify-single-word="false"/>
      <style:text-properties fo:font-size="14pt" fo:font-weight="bold" style:font-weight-asian="bold" style:font-weight-complex="bold"/>
    </style:style>
    <style:style style:name="P6" style:family="paragraph" style:parent-style-name="Standard">
      <style:text-properties officeooo:rsid="000c7d84" officeooo:paragraph-rsid="000c7d84"/>
    </style:style>
    <style:style style:name="P7" style:family="paragraph" style:parent-style-name="Standard">
      <style:text-properties officeooo:rsid="000d5b94" officeooo:paragraph-rsid="000d5b94"/>
    </style:style>
    <style:style style:name="P8" style:family="paragraph" style:parent-style-name="Standard">
      <style:text-properties officeooo:rsid="000ef91c" officeooo:paragraph-rsid="000ef91c"/>
    </style:style>
    <style:style style:name="P9" style:family="paragraph" style:parent-style-name="Standard">
      <style:text-properties officeooo:rsid="00439789" officeooo:paragraph-rsid="00120575"/>
    </style:style>
    <style:style style:name="P10" style:family="paragraph" style:parent-style-name="Standard">
      <style:text-properties officeooo:rsid="00452506" officeooo:paragraph-rsid="00120575"/>
    </style:style>
    <style:style style:name="P11" style:family="paragraph" style:parent-style-name="Standard">
      <style:text-properties officeooo:rsid="0046de91" officeooo:paragraph-rsid="00120575"/>
    </style:style>
    <style:style style:name="P12" style:family="paragraph" style:parent-style-name="Standard">
      <style:text-properties officeooo:rsid="0048a85e" officeooo:paragraph-rsid="00120575"/>
    </style:style>
    <style:style style:name="P13" style:family="paragraph" style:parent-style-name="Standard">
      <style:text-properties officeooo:rsid="0049da79" officeooo:paragraph-rsid="00120575"/>
    </style:style>
    <style:style style:name="P14" style:family="paragraph" style:parent-style-name="Standard">
      <style:text-properties officeooo:rsid="004b2336" officeooo:paragraph-rsid="00120575"/>
    </style:style>
    <style:style style:name="P15" style:family="paragraph" style:parent-style-name="Standard">
      <style:text-properties officeooo:rsid="004cfd1a" officeooo:paragraph-rsid="00120575"/>
    </style:style>
    <style:style style:name="P16" style:family="paragraph" style:parent-style-name="Standard">
      <style:text-properties officeooo:rsid="001278a9" officeooo:paragraph-rsid="001278a9"/>
    </style:style>
    <style:style style:name="P17" style:family="paragraph" style:parent-style-name="Standard">
      <style:paragraph-properties fo:break-before="page"/>
      <style:text-properties fo:font-weight="bold" style:font-weight-asian="bold" style:font-weight-complex="bold"/>
    </style:style>
    <style:style style:name="P18" style:family="paragraph" style:parent-style-name="Text_20_body">
      <style:text-properties officeooo:rsid="000c7d84" officeooo:paragraph-rsid="000c7d84"/>
    </style:style>
    <style:style style:name="P19" style:family="paragraph" style:parent-style-name="Text_20_body">
      <style:text-properties officeooo:rsid="000d5b94" officeooo:paragraph-rsid="000d5b94"/>
    </style:style>
    <style:style style:name="P20" style:family="paragraph" style:parent-style-name="Preformatted_20_Text">
      <style:text-properties officeooo:rsid="000b79ae" officeooo:paragraph-rsid="000b79ae"/>
    </style:style>
    <style:style style:name="P21" style:family="paragraph" style:parent-style-name="Preformatted_20_Text">
      <style:paragraph-properties fo:margin-top="0cm" fo:margin-bottom="0.499cm" loext:contextual-spacing="false"/>
    </style:style>
    <style:style style:name="P22" style:family="paragraph" style:parent-style-name="Heading_20_2">
      <style:text-properties officeooo:rsid="000ef91c" officeooo:paragraph-rsid="000ef91c"/>
    </style:style>
    <style:style style:name="P23" style:family="paragraph" style:parent-style-name="Standard" style:list-style-name="L1"/>
    <style:style style:name="P24" style:family="paragraph" style:parent-style-name="Standard">
      <style:text-properties officeooo:rsid="004b2336" officeooo:paragraph-rsid="00120575"/>
    </style:style>
    <style:style style:name="P25" style:family="paragraph" style:parent-style-name="Standard">
      <style:text-properties officeooo:rsid="001437fd" officeooo:paragraph-rsid="001437fd"/>
    </style:style>
    <style:style style:name="P26" style:family="paragraph" style:parent-style-name="Standard">
      <style:text-properties officeooo:rsid="000ef91c" officeooo:paragraph-rsid="000ef91c"/>
    </style:style>
    <style:style style:name="P27" style:family="paragraph" style:parent-style-name="Standard">
      <style:text-properties officeooo:rsid="0014433d" officeooo:paragraph-rsid="0014433d"/>
    </style:style>
    <style:style style:name="P28" style:family="paragraph" style:parent-style-name="Standard">
      <style:text-properties fo:font-weight="bold" officeooo:rsid="0014433d" officeooo:paragraph-rsid="0014433d" style:font-weight-asian="bold" style:font-weight-complex="bold"/>
    </style:style>
    <style:style style:name="P29" style:family="paragraph" style:parent-style-name="Standard">
      <style:text-properties fo:font-weight="bold" officeooo:rsid="0056d239" officeooo:paragraph-rsid="0018e59f" style:font-weight-asian="bold" style:font-weight-complex="bold"/>
    </style:style>
    <style:style style:name="P30" style:family="paragraph" style:parent-style-name="Standard">
      <style:text-properties fo:font-weight="bold" officeooo:rsid="0050a1c7" officeooo:paragraph-rsid="0018e59f" style:font-weight-asian="bold" style:font-weight-complex="bold"/>
    </style:style>
    <style:style style:name="P31" style:family="paragraph" style:parent-style-name="Standard">
      <style:text-properties fo:font-weight="bold" officeooo:rsid="005b902e" officeooo:paragraph-rsid="0018e59f" style:font-weight-asian="bold" style:font-weight-complex="bold"/>
    </style:style>
    <style:style style:name="P32" style:family="paragraph" style:parent-style-name="Standard">
      <style:text-properties fo:font-weight="bold" officeooo:rsid="0034400d" officeooo:paragraph-rsid="0018e59f" style:font-weight-asian="bold" style:font-weight-complex="bold"/>
    </style:style>
    <style:style style:name="P33" style:family="paragraph" style:parent-style-name="Standard">
      <style:text-properties fo:font-weight="bold" officeooo:rsid="00587cf8" officeooo:paragraph-rsid="0018e59f" style:font-weight-asian="bold" style:font-weight-complex="bold"/>
    </style:style>
    <style:style style:name="P34" style:family="paragraph" style:parent-style-name="Standard">
      <style:text-properties fo:font-weight="bold" officeooo:rsid="00390f35" officeooo:paragraph-rsid="0018e59f" style:font-weight-asian="bold" style:font-weight-complex="bold"/>
    </style:style>
    <style:style style:name="P35" style:family="paragraph" style:parent-style-name="Standard">
      <style:text-properties fo:font-weight="bold" officeooo:rsid="003ab87a" officeooo:paragraph-rsid="0018e59f" style:font-weight-asian="bold" style:font-weight-complex="bold"/>
    </style:style>
    <style:style style:name="P36" style:family="paragraph" style:parent-style-name="Standard">
      <style:text-properties fo:font-weight="bold" officeooo:rsid="004fab55" officeooo:paragraph-rsid="0018e59f" style:font-weight-asian="bold" style:font-weight-complex="bold"/>
    </style:style>
    <style:style style:name="P37" style:family="paragraph" style:parent-style-name="Standard">
      <style:text-properties fo:font-weight="bold" officeooo:rsid="005b6786" officeooo:paragraph-rsid="0018e59f" style:font-weight-asian="bold" style:font-weight-complex="bold"/>
    </style:style>
    <style:style style:name="P38" style:family="paragraph" style:parent-style-name="Standard">
      <style:text-properties fo:font-weight="bold" officeooo:rsid="00635b47" officeooo:paragraph-rsid="0018e59f" style:font-weight-asian="bold" style:font-weight-complex="bold"/>
    </style:style>
    <style:style style:name="P39" style:family="paragraph" style:parent-style-name="Standard">
      <style:text-properties fo:font-weight="bold" officeooo:rsid="003cd603" officeooo:paragraph-rsid="0018e59f" style:font-weight-asian="bold" style:font-weight-complex="bold"/>
    </style:style>
    <style:style style:name="P40" style:family="paragraph" style:parent-style-name="Standard">
      <style:text-properties officeooo:rsid="00179959" officeooo:paragraph-rsid="00179959"/>
    </style:style>
    <style:style style:name="P41" style:family="paragraph" style:parent-style-name="Standard">
      <style:text-properties officeooo:rsid="0054e8cd" officeooo:paragraph-rsid="0018e59f"/>
    </style:style>
    <style:style style:name="P42" style:family="paragraph" style:parent-style-name="Standard">
      <style:paragraph-properties fo:text-align="center" style:justify-single-word="false"/>
      <style:text-properties fo:font-size="14pt" fo:font-weight="bold" officeooo:rsid="00064756" officeooo:paragraph-rsid="0018e59f" style:font-weight-asian="bold" style:font-weight-complex="bold"/>
    </style:style>
    <style:style style:name="P43" style:family="paragraph" style:parent-style-name="Standard">
      <style:text-properties officeooo:rsid="00064756" officeooo:paragraph-rsid="0018e59f"/>
    </style:style>
    <style:style style:name="P44" style:family="paragraph" style:parent-style-name="Standard">
      <style:text-properties officeooo:rsid="00223fd3" officeooo:paragraph-rsid="0018e59f"/>
    </style:style>
    <style:style style:name="P45" style:family="paragraph" style:parent-style-name="Standard">
      <style:text-properties officeooo:rsid="002256cd" officeooo:paragraph-rsid="0018e59f"/>
    </style:style>
    <style:style style:name="P46" style:family="paragraph" style:parent-style-name="Standard">
      <style:text-properties officeooo:rsid="0023d549" officeooo:paragraph-rsid="0018e59f"/>
    </style:style>
    <style:style style:name="P47" style:family="paragraph" style:parent-style-name="Standard">
      <style:text-properties officeooo:rsid="0056d239" officeooo:paragraph-rsid="0018e59f"/>
    </style:style>
    <style:style style:name="P48" style:family="paragraph" style:parent-style-name="Standard">
      <style:text-properties officeooo:rsid="002383fe" officeooo:paragraph-rsid="0018e59f"/>
    </style:style>
    <style:style style:name="P49" style:family="paragraph" style:parent-style-name="Standard">
      <style:text-properties officeooo:rsid="002532e8" officeooo:paragraph-rsid="0018e59f"/>
    </style:style>
    <style:style style:name="P50" style:family="paragraph" style:parent-style-name="Standard">
      <style:text-properties officeooo:rsid="00286b9d" officeooo:paragraph-rsid="0018e59f"/>
    </style:style>
    <style:style style:name="P51" style:family="paragraph" style:parent-style-name="Standard">
      <style:text-properties officeooo:rsid="005b902e" officeooo:paragraph-rsid="0018e59f"/>
    </style:style>
    <style:style style:name="P52" style:family="paragraph" style:parent-style-name="Standard">
      <style:text-properties officeooo:rsid="0029e72a" officeooo:paragraph-rsid="0018e59f"/>
    </style:style>
    <style:style style:name="P53" style:family="paragraph" style:parent-style-name="Standard">
      <style:text-properties officeooo:rsid="0034400d" officeooo:paragraph-rsid="0018e59f"/>
    </style:style>
    <style:style style:name="P54" style:family="paragraph" style:parent-style-name="Standard">
      <style:text-properties officeooo:rsid="005deec3" officeooo:paragraph-rsid="0018e59f"/>
    </style:style>
    <style:style style:name="P55" style:family="paragraph" style:parent-style-name="Standard">
      <style:text-properties officeooo:rsid="00587cf8" officeooo:paragraph-rsid="0018e59f"/>
    </style:style>
    <style:style style:name="P56" style:family="paragraph" style:parent-style-name="Standard">
      <style:text-properties officeooo:rsid="0059820f" officeooo:paragraph-rsid="0018e59f"/>
    </style:style>
    <style:style style:name="P57" style:family="paragraph" style:parent-style-name="Standard">
      <style:text-properties officeooo:rsid="00390f35" officeooo:paragraph-rsid="0018e59f"/>
    </style:style>
    <style:style style:name="P58" style:family="paragraph" style:parent-style-name="Standard">
      <style:text-properties officeooo:rsid="003ab87a" officeooo:paragraph-rsid="0018e59f"/>
    </style:style>
    <style:style style:name="P59" style:family="paragraph" style:parent-style-name="Standard">
      <style:text-properties officeooo:rsid="003c9bbc" officeooo:paragraph-rsid="0018e59f"/>
    </style:style>
    <style:style style:name="P60" style:family="paragraph" style:parent-style-name="Standard">
      <style:text-properties officeooo:rsid="004fab55" officeooo:paragraph-rsid="0018e59f"/>
    </style:style>
    <style:style style:name="P61" style:family="paragraph" style:parent-style-name="Standard">
      <style:text-properties officeooo:rsid="0048450a" officeooo:paragraph-rsid="0018e59f"/>
    </style:style>
    <style:style style:name="P62" style:family="paragraph" style:parent-style-name="Standard">
      <style:text-properties officeooo:rsid="00635b47" officeooo:paragraph-rsid="0018e59f"/>
    </style:style>
    <style:style style:name="P63" style:family="paragraph" style:parent-style-name="Standard">
      <style:text-properties officeooo:rsid="004fd9aa" officeooo:paragraph-rsid="0018e59f"/>
    </style:style>
    <style:style style:name="P64" style:family="paragraph" style:parent-style-name="Standard">
      <style:text-properties officeooo:rsid="003cd603" officeooo:paragraph-rsid="0018e59f"/>
    </style:style>
    <style:style style:name="P65" style:family="paragraph" style:parent-style-name="Standard">
      <style:text-properties officeooo:rsid="003e2f45" officeooo:paragraph-rsid="0018e59f"/>
    </style:style>
    <style:style style:name="P66" style:family="paragraph" style:parent-style-name="Standard">
      <style:text-properties officeooo:rsid="0040c25e" officeooo:paragraph-rsid="0018e59f"/>
    </style:style>
    <style:style style:name="P67" style:family="paragraph" style:parent-style-name="Standard">
      <style:text-properties officeooo:rsid="0046c5fa" officeooo:paragraph-rsid="0018e59f"/>
    </style:style>
    <style:style style:name="P68" style:family="paragraph" style:parent-style-name="Standard">
      <style:text-properties officeooo:rsid="00502abe" officeooo:paragraph-rsid="0018e59f"/>
    </style:style>
    <style:style style:name="P69" style:family="paragraph" style:parent-style-name="Standard">
      <style:text-properties officeooo:paragraph-rsid="0018e59f"/>
    </style:style>
    <style:style style:name="P70" style:family="paragraph" style:parent-style-name="Text_20_body" style:list-style-name="L2"/>
    <style:style style:name="P71" style:family="paragraph" style:parent-style-name="Text_20_body" style:list-style-name="L3"/>
    <style:style style:name="P72" style:family="paragraph" style:parent-style-name="Text_20_body" style:list-style-name="L4"/>
    <style:style style:name="P73" style:family="paragraph" style:parent-style-name="Text_20_body" style:list-style-name="L2">
      <style:paragraph-properties fo:margin-top="0cm" fo:margin-bottom="0cm" loext:contextual-spacing="false"/>
    </style:style>
    <style:style style:name="P74" style:family="paragraph" style:parent-style-name="Text_20_body" style:list-style-name="L3">
      <style:paragraph-properties fo:margin-top="0cm" fo:margin-bottom="0cm" loext:contextual-spacing="false"/>
    </style:style>
    <style:style style:name="P75" style:family="paragraph" style:parent-style-name="Text_20_body" style:list-style-name="L4">
      <style:paragraph-properties fo:margin-top="0cm" fo:margin-bottom="0cm" loext:contextual-spacing="false"/>
    </style:style>
    <style:style style:name="P76" style:family="paragraph" style:parent-style-name="Preformatted_20_Text">
      <style:text-properties officeooo:rsid="00390f35" officeooo:paragraph-rsid="0018e59f"/>
    </style:style>
    <style:style style:name="P77" style:family="paragraph" style:parent-style-name="Preformatted_20_Text">
      <style:text-properties officeooo:rsid="003ab87a" officeooo:paragraph-rsid="0018e59f"/>
    </style:style>
    <style:style style:name="T1" style:family="text">
      <style:text-properties officeooo:rsid="0046de91"/>
    </style:style>
    <style:style style:name="T2" style:family="text">
      <style:text-properties officeooo:rsid="0048a85e"/>
    </style:style>
    <style:style style:name="T3" style:family="text">
      <style:text-properties officeooo:rsid="00684328"/>
    </style:style>
    <style:style style:name="T4" style:family="text">
      <style:text-properties officeooo:rsid="006533d4"/>
    </style:style>
    <style:style style:name="T5" style:family="text">
      <style:text-properties officeooo:rsid="0024f719"/>
    </style:style>
    <style:style style:name="T6" style:family="text">
      <style:text-properties officeooo:rsid="00587cf8"/>
    </style:style>
    <style:style style:name="T7" style:family="text">
      <style:text-properties officeooo:rsid="002532e8"/>
    </style:style>
    <style:style style:name="T8" style:family="text">
      <style:text-properties officeooo:rsid="005878ba"/>
    </style:style>
    <style:style style:name="T9" style:family="text">
      <style:text-properties officeooo:rsid="005a19f8"/>
    </style:style>
    <style:style style:name="T10" style:family="text">
      <style:text-properties fo:font-weight="bold" style:font-weight-asian="bold" style:font-weight-complex="bold"/>
    </style:style>
    <style:style style:name="T11" style:family="text">
      <style:text-properties officeooo:rsid="005d81a1"/>
    </style:style>
    <style:style style:name="T12" style:family="text">
      <style:text-properties officeooo:rsid="00352473"/>
    </style:style>
    <style:style style:name="T13" style:family="text">
      <style:text-properties officeooo:rsid="00512d06"/>
    </style:style>
    <style:style style:name="T14" style:family="text">
      <style:text-properties officeooo:rsid="0052fd30"/>
    </style:style>
    <style:style style:name="T15" style:family="text">
      <style:text-properties officeooo:rsid="006097ae"/>
    </style:style>
    <style:style style:name="T16" style:family="text">
      <style:text-properties officeooo:rsid="004a12b9"/>
    </style:style>
    <style:style style:name="T17" style:family="text">
      <style:text-properties officeooo:rsid="005b6786"/>
    </style:style>
    <style:style style:name="T18" style:family="text">
      <style:text-properties officeooo:rsid="00621c47"/>
    </style:style>
    <style:style style:name="T19" style:family="text">
      <style:text-properties officeooo:rsid="00626d27"/>
    </style:style>
    <style:style style:name="T20" style:family="text">
      <style:text-properties officeooo:rsid="00442574"/>
    </style:style>
    <style:style style:name="T21" style:family="text">
      <style:text-properties officeooo:rsid="0066fd17"/>
    </style:style>
    <style:style style:name="T22" style:family="text">
      <style:text-properties officeooo:rsid="005332d2"/>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Gerando Código com Bake no CakePHP 3</text:p>
      <text:p text:style-name="Standard"/>
      <text:p text:style-name="Standard"/>
      <text:p text:style-name="Standard"><text:a xlink:type="simple" xlink:href="http://book.cakephp.org/3.0/en/bake.html" text:style-name="Internet_20_link" text:visited-style-name="Visited_20_Internet_20_Link">http://book.cakephp.org/3.0/en/bake.html</text:a></text:p>
      <text:p text:style-name="Standard"/>
      <text:p text:style-name="Standard">A console bake do CakePHP é um outro esforço para que você esteja rodando o CakePHP rapidamente. A console do bake pode criar qualquer um dos códigos básicos do CakePHP: models, behaviors, views, helpers, controllers, components, test cases, fixtures e plugins. E não estamos falando apenas de esqueletos de classes, o bake pode criar uma aplicação inteiramente funcional em poucos minutos.</text:p>
      <text:p text:style-name="Standard"/>
      <text:p text:style-name="P1">Pré-requisitos</text:p>
      <text:p text:style-name="Standard"/>
      <text:p text:style-name="Standard">A console do bake requer:</text:p>
      <text:p text:style-name="Standard">- PHP CLI</text:p>
      <text:p text:style-name="Standard">- extensão intl</text:p>
      <text:p text:style-name="Standard">- Pelo menos um SGBD instalado e configurado na aplicação atual</text:p>
      <text:p text:style-name="Standard"/>
      <text:p text:style-name="P1">Instalação</text:p>
      <text:p text:style-name="Standard"/>
      <text:p text:style-name="Standard">O bake já vem instalado por padrão, mas se precisar instalar use o comando:</text:p>
      <text:p text:style-name="Preformatted_20_Text">composer require --dev cakephp/bake:~1.0</text:p>
      <text:p text:style-name="Preformatted_20_Text"/>
      <text:p text:style-name="P20">ou</text:p>
      <text:p text:style-name="Standard"/>
      <text:p text:style-name="P21"><text:span text:style-name="Source_20_Text">php composer.phar require --dev cakephp/bake:dev-master</text:span></text:p>
      <text:p text:style-name="Standard">Comandos disponíveis do bake. Execute:</text:p>
      <text:p text:style-name="Standard"/>
      <text:p text:style-name="Standard">bin\cake bake</text:p>
      <text:p text:style-name="Standard"/>
      <text:p text:style-name="Standard">- all</text:p>
      <text:p text:style-name="Standard">- behavior</text:p>
      <text:p text:style-name="Standard">- cell</text:p>
      <text:p text:style-name="Standard">- component</text:p>
      <text:p text:style-name="Standard">- controller</text:p>
      <text:p text:style-name="Standard">- fixture</text:p>
      <text:p text:style-name="Standard">- form</text:p>
      <text:p text:style-name="Standard">- helper</text:p>
      <text:p text:style-name="Standard">- model</text:p>
      <text:p text:style-name="Standard">- plugin</text:p>
      <text:p text:style-name="Standard">- shell</text:p>
      <text:p text:style-name="Standard">- template</text:p>
      <text:p text:style-name="Standard">- test</text:p>
      <text:p text:style-name="Standard"/>
      <text:p text:style-name="Standard">Usando `cake bake [name]` podemos invocar uma tarefa especificada pelo name.</text:p>
      <text:p text:style-name="Standard"/>
      <text:p text:style-name="Standard">Exemplo:</text:p>
      <text:p text:style-name="Standard">bin\cake bake all [name]</text:p>
      <text:p text:style-name="Standard"/>
      <text:p text:style-name="Standard">Ajuda</text:p>
      <text:p text:style-name="Standard">bin/cake bake controller --help</text:p>
      <text:p text:style-name="Standard"/>
      <text:p text:style-name="P9"><text:soft-page-break/>O bake é uma ferramenta espetacular. Veja que com apenas um comando geramos o aplicativo.</text:p>
      <text:p text:style-name="P9"/>
      <text:p text:style-name="P9">Com ele podemos fazer muto:</text:p>
      <text:p text:style-name="P9"/>
      <text:p text:style-name="P9">Gerar um controller:</text:p>
      <text:p text:style-name="P9">bin/cake bake controller Clientes</text:p>
      <text:p text:style-name="P9"/>
      <text:p text:style-name="P9">Gerar controller sem actions:</text:p>
      <text:p text:style-name="P9">bin\cake bake controller --no-actions Clientes</text:p>
      <text:p text:style-name="P9"/>
      <text:p text:style-name="P10">Gerar <text:span text:style-name="T1">Componente</text:span></text:p>
      <text:p text:style-name="P9">bin/cake bake co<text:span text:style-name="T1">mponent</text:span> <text:span text:style-name="T1">Calculo</text:span></text:p>
      <text:p text:style-name="P9"/>
      <text:p text:style-name="P9">Gerar um Template</text:p>
      <text:p text:style-name="P9">bin/cake bake template Clientes</text:p>
      <text:p text:style-name="P9"/>
      <text:p text:style-name="P11">Gerar Helper</text:p>
      <text:p text:style-name="P9">bin/cake bake <text:span text:style-name="T1">helper MeuForm</text:span></text:p>
      <text:p text:style-name="P9"/>
      <text:p text:style-name="P12">Gerar Cell</text:p>
      <text:p text:style-name="P9">bin/cake bake <text:span text:style-name="T2">cell MinhaCelula</text:span></text:p>
      <text:p text:style-name="P9"/>
      <text:p text:style-name="P12">Gerar Form</text:p>
      <text:p text:style-name="P12">bin/cake bake form MeuForm</text:p>
      <text:p text:style-name="P12"/>
      <text:p text:style-name="P9">Gerar um Model</text:p>
      <text:p text:style-name="P9">bin/cake bake model Clientes</text:p>
      <text:p text:style-name="P9"/>
      <text:p text:style-name="P13">Gerar Behavior</text:p>
      <text:p text:style-name="P13">bin/cake bake behavior MeuBehavior</text:p>
      <text:p text:style-name="P9"/>
      <text:p text:style-name="P12">Observe as mensagens para saber em que diretório está sendo criado.</text:p>
      <text:p text:style-name="P12"/>
      <text:p text:style-name="P14">Ajuda</text:p>
      <text:p text:style-name="P14">bin/cake bake controller --help</text:p>
      <text:p text:style-name="P14"/>
      <text:p text:style-name="P14"/>
      <text:p text:style-name="P25">Apenas controller, model e template</text:p>
      <text:p text:style-name="P25">bin/cake bake controller clientes</text:p>
      <text:p text:style-name="P25">bin/cake bake model clientes</text:p>
      <text:p text:style-name="P25">bin/cake bake template clientes</text:p>
      <text:p text:style-name="P25"/>
      <text:p text:style-name="P25">Plugins</text:p>
      <text:p text:style-name="P25"/>
      <text:p text:style-name="P40">Gerando código usando plugin</text:p>
      <text:p text:style-name="P40">bin/cake bake all --plugin CakePtbr articles</text:p>
      <text:p text:style-name="P25"/>
      <text:p text:style-name="P25">Criar plugin ContactManager com tabela contacts</text:p>
      <text:p text:style-name="P25"/>
      <text:p text:style-name="P25">cd /backup/www/cake/blog</text:p>
      <text:p text:style-name="P25">bin/cake bake plugin ContactManager</text:p>
      <text:p text:style-name="P25"><text:soft-page-break/>bin/cake bake controller --plugin ContactManager Contacts</text:p>
      <text:p text:style-name="P25">bin/cake bake model --plugin ContactManager Contacts</text:p>
      <text:p text:style-name="P25">bin/cake bake template --plugin ContactManager Contacts</text:p>
      <text:p text:style-name="P25"/>
      <text:p text:style-name="P25">Atualizando</text:p>
      <text:p text:style-name="P25">composer dumpautoload</text:p>
      <text:p text:style-name="P25"/>
      <text:p text:style-name="P25">Componente</text:p>
      <text:p text:style-name="P25">bin/cake bake component Calculo</text:p>
      <text:p text:style-name="P25"/>
      <text:p text:style-name="P25">Migrate</text:p>
      <text:p text:style-name="P25">bin/cake migrations</text:p>
      <text:p text:style-name="P25">bin/cake migrations migrate</text:p>
      <text:p text:style-name="P25">bin/cake migrations status --plugin PluginName</text:p>
      <text:p text:style-name="P25"/>
      <text:p text:style-name="P14"/>
      <text:p text:style-name="P14"/>
      <text:p text:style-name="P15">Existem alguns recursos que não são gerados ou auxiliados pelo bake, como o element.</text:p>
      <text:p text:style-name="P15"/>
      <text:p text:style-name="P16">Gerar o código completo do CRUD para uma tabela:</text:p>
      <text:p text:style-name="P16">cd /var/www/cakeapp/app/Console</text:p>
      <text:p text:style-name="P16">./cake bake all</text:p>
      <text:p text:style-name="P16"/>
      <text:p text:style-name="P16">Gerar o código para os actions "admin_" em todos os controllers: </text:p>
      <text:p text:style-name="P16">./cake bake controller all --admin </text:p>
      <text:p text:style-name="P16"/>
      <text:p text:style-name="P16">cake bake controller ControllerName --plugin PluginNameInCamelCase</text:p>
      <text:p text:style-name="P16"/>
      <text:p text:style-name="P16">Gerar todas as views iniciadas com admin_: </text:p>
      <text:p text:style-name="P16">./cake bake view all --admin </text:p>
      <text:p text:style-name="P16"/>
      <text:p text:style-name="P16">Outras formas:</text:p>
      <text:p text:style-name="P16">./cake bake model group </text:p>
      <text:p text:style-name="P16">./cake bake view group </text:p>
      <text:p text:style-name="P16"> </text:p>
      <text:p text:style-name="P16">./cake bake model user </text:p>
      <text:p text:style-name="P16">./cake bake view user </text:p>
      <text:p text:style-name="P16"/>
      <text:p text:style-name="P16">./cake bake model </text:p>
      <text:p text:style-name="P16">./cake bake controller </text:p>
      <text:p text:style-name="P16">./cake bake view </text:p>
      <text:p text:style-name="P16"/>
      <text:p text:style-name="P16">Rodando Interativamente </text:p>
      <text:p text:style-name="P16">./cake bake </text:p>
      <text:p text:style-name="P16"/>
      <text:p text:style-name="P16">Outras formas</text:p>
      <text:p text:style-name="P16">./cake bake db_config </text:p>
      <text:p text:style-name="P16">./cake bake project </text:p>
      <text:p text:style-name="P16">./cake bake fixture </text:p>
      <text:p text:style-name="P16">./cake bake test </text:p>
      <text:p text:style-name="P16">./cake bake plugin plugin_name </text:p>
      <text:p text:style-name="P16"/>
      <text:p text:style-name="P16"><text:soft-page-break/>Gerar todos os models: </text:p>
      <text:p text:style-name="P16">./cake bake model all </text:p>
      <text:p text:style-name="P16"/>
      <text:p text:style-name="P16"/>
      <text:p text:style-name="P16">Entendendo a geração de código no Cake</text:p>
      <text:p text:style-name="P16"/>
      <text:p text:style-name="P16">Quando geramos um CRUD através do bake, especialmente no que diz respeito ao model gerado, ele cria validação para os campos, mas somente para aqueles que têm alguma restrição (pelo menos NOT NULL) e também armazena no model o respectivo código para os relacionamentos (quando seguimos as convenções do Cake para relacionamentos).</text:p>
      <text:p text:style-name="P16"/>
      <text:p text:style-name="P16">Um exemplo: o model Cliente.php (cuja tabela é relacionada com a tabela pedidos).</text:p>
      <text:p text:style-name="P16"/>
      <text:p text:style-name="P16">Veja a tabela:</text:p>
      <text:p text:style-name="P16"/>
      <text:p text:style-name="P16">CREATE TABLE IF NOT EXISTS `clientes` (</text:p>
      <text:p text:style-name="P16"><text:s text:c="2"/>`id` int(11) NOT NULL AUTO_INCREMENT,</text:p>
      <text:p text:style-name="P16"><text:s text:c="2"/>`nome` char(45) NOT NULL,</text:p>
      <text:p text:style-name="P16"><text:s text:c="2"/>`email` varchar(50) DEFAULT NULL,</text:p>
      <text:p text:style-name="P16"><text:s text:c="2"/>`data_nasc` date DEFAULT NULL,</text:p>
      <text:p text:style-name="P16"><text:s text:c="2"/>`cpf` char(11) NOT NULL,</text:p>
      <text:p text:style-name="P16"><text:s text:c="2"/>PRIMARY KEY (`id`)</text:p>
      <text:p text:style-name="P16">);</text:p>
      <text:p text:style-name="P16"/>
      <text:p text:style-name="P16">Observe que os campos email e data_nasc tem NULL como default, ou seja não exigem qualquer informação. Aceitam qualquer valor para ser salvo, inclusive nenhum valor. </text:p>
      <text:p text:style-name="P16"/>
      <text:p text:style-name="P16">Em pedidos existe um relacionamento com clientes, assim como com funcionários e produtos:</text:p>
      <text:p text:style-name="P16"/>
      <text:p text:style-name="P16">CREATE TABLE IF NOT EXISTS `pedidos` (</text:p>
      <text:p text:style-name="P16"><text:s text:c="2"/>`id` int(11) NOT NULL AUTO_INCREMENT,</text:p>
      <text:p text:style-name="P16"><text:s text:c="2"/>`cliente_id` int(11) NOT NULL,</text:p>
      <text:p text:style-name="P16"><text:s text:c="2"/>`funcionario_id` int(11) NOT NULL,</text:p>
      <text:p text:style-name="P16"><text:s text:c="2"/>`produto_id` int(11) NOT NULL,</text:p>
      <text:p text:style-name="P16"><text:s text:c="2"/>`data` date NOT NULL,</text:p>
      <text:p text:style-name="P16"><text:s text:c="2"/>`quantidade` int(11) NOT NULL,</text:p>
      <text:p text:style-name="P16"><text:s text:c="2"/>`preco` int(11) NOT NULL,</text:p>
      <text:p text:style-name="P16"><text:s text:c="2"/>PRIMARY KEY (`id`),</text:p>
      <text:p text:style-name="P16"><text:s text:c="2"/>KEY `cliente_id` (`cliente_id`),</text:p>
      <text:p text:style-name="P16"><text:s text:c="2"/>KEY `funcionario_id` (`funcionario_id`),</text:p>
      <text:p text:style-name="P16"><text:s text:c="2"/>KEY `produto_id` (`produto_id`)</text:p>
      <text:p text:style-name="P16">);</text:p>
      <text:p text:style-name="P16"/>
      <text:p text:style-name="P16">Agora veja o código gerado pelo Bake para o model Cliente:</text:p>
      <text:p text:style-name="P16"/>
      <text:p text:style-name="P16">class Cliente extends AppModel {</text:p>
      <text:p text:style-name="P16"/>
      <text:p text:style-name="P16"><text:tab/>/**</text:p>
      <text:p text:style-name="P16"><text:tab/> * Validation rules</text:p>
      <text:p text:style-name="P16"><text:tab/> *</text:p>
      <text:p text:style-name="P16"><text:soft-page-break/><text:tab/> * @var array</text:p>
      <text:p text:style-name="P16"><text:tab/> */</text:p>
      <text:p text:style-name="P16"><text:tab/><text:tab/>public $validate = array(</text:p>
      <text:p text:style-name="P16"><text:tab/><text:tab/><text:tab/>'nome' =&gt; array(</text:p>
      <text:p text:style-name="P16"><text:tab/><text:tab/><text:tab/><text:tab/>'notempty' =&gt; array(</text:p>
      <text:p text:style-name="P16"><text:tab/><text:tab/><text:tab/><text:tab/><text:tab/>'rule' =&gt; array('notempty'),</text:p>
      <text:p text:style-name="P16"><text:tab/><text:tab/><text:tab/><text:tab/><text:tab/>//'message' =&gt; 'Your custom message here',</text:p>
      <text:p text:style-name="P16"><text:tab/><text:tab/><text:tab/><text:tab/><text:tab/>//'allowEmpty' =&gt; false,</text:p>
      <text:p text:style-name="P16"><text:tab/><text:tab/><text:tab/><text:tab/><text:tab/>//'required' =&gt; false,</text:p>
      <text:p text:style-name="P16"><text:tab/><text:tab/><text:tab/><text:tab/><text:tab/>//'last' =&gt; false, // Stop validation after this rule</text:p>
      <text:p text:style-name="P16"><text:tab/><text:tab/><text:tab/><text:tab/><text:tab/>//'on' =&gt; 'create', // Limit validation to 'create' or 'update' operations</text:p>
      <text:p text:style-name="P16"><text:tab/><text:tab/><text:tab/><text:tab/>),</text:p>
      <text:p text:style-name="P16"><text:tab/><text:tab/><text:tab/>),</text:p>
      <text:p text:style-name="P16"><text:tab/><text:tab/><text:tab/>'cpf' =&gt; array(</text:p>
      <text:p text:style-name="P16"><text:tab/><text:tab/><text:tab/><text:tab/>'notempty' =&gt; array(</text:p>
      <text:p text:style-name="P16"><text:tab/><text:tab/><text:tab/><text:tab/><text:tab/>'rule' =&gt; array('notempty'),</text:p>
      <text:p text:style-name="P16"><text:tab/><text:tab/><text:tab/><text:tab/><text:tab/>//'message' =&gt; 'Your custom message here',</text:p>
      <text:p text:style-name="P16"><text:tab/><text:tab/><text:tab/><text:tab/><text:tab/>//'allowEmpty' =&gt; false,</text:p>
      <text:p text:style-name="P16"><text:tab/><text:tab/><text:tab/><text:tab/><text:tab/>//'required' =&gt; false,</text:p>
      <text:p text:style-name="P16"><text:tab/><text:tab/><text:tab/><text:tab/><text:tab/>//'last' =&gt; false, // Stop validation after this rule</text:p>
      <text:p text:style-name="P16"><text:tab/><text:tab/><text:tab/><text:tab/><text:tab/>//'on' =&gt; 'create', // Limit validation to 'create' or 'update' operations</text:p>
      <text:p text:style-name="P16"><text:tab/><text:tab/><text:tab/><text:tab/>),</text:p>
      <text:p text:style-name="P16"><text:tab/><text:tab/><text:tab/>),</text:p>
      <text:p text:style-name="P16"><text:tab/><text:tab/>);</text:p>
      <text:p text:style-name="P16"/>
      <text:p text:style-name="P16"><text:tab/>/**</text:p>
      <text:p text:style-name="P16"><text:tab/> * hasMany associations </text:p>
      <text:p text:style-name="P16"><text:tab/> *</text:p>
      <text:p text:style-name="P16"><text:tab/> * @var array</text:p>
      <text:p text:style-name="P16"><text:tab/> */</text:p>
      <text:p text:style-name="P16"><text:tab/><text:tab/>public $hasMany = array(</text:p>
      <text:p text:style-name="P16"><text:tab/><text:tab/><text:tab/>'Pedido' =&gt; array(</text:p>
      <text:p text:style-name="P16"><text:tab/><text:tab/><text:tab/><text:tab/>'className' =&gt; 'Pedido',</text:p>
      <text:p text:style-name="P16"><text:tab/><text:tab/><text:tab/><text:tab/>'foreignKey' =&gt; 'cliente_id',</text:p>
      <text:p text:style-name="P16"><text:tab/><text:tab/><text:tab/><text:tab/>'dependent' =&gt; false,</text:p>
      <text:p text:style-name="P16"><text:tab/><text:tab/><text:tab/><text:tab/>'conditions' =&gt; '',</text:p>
      <text:p text:style-name="P16"><text:tab/><text:tab/><text:tab/><text:tab/>'fields' =&gt; '',</text:p>
      <text:p text:style-name="P16"><text:tab/><text:tab/><text:tab/><text:tab/>'order' =&gt; '',</text:p>
      <text:p text:style-name="P16"><text:tab/><text:tab/><text:tab/><text:tab/>'limit' =&gt; '',</text:p>
      <text:p text:style-name="P16"><text:tab/><text:tab/><text:tab/><text:tab/>'offset' =&gt; '',</text:p>
      <text:p text:style-name="P16"><text:tab/><text:tab/><text:tab/><text:tab/>'exclusive' =&gt; '',</text:p>
      <text:p text:style-name="P16"><text:tab/><text:tab/><text:tab/><text:tab/>'finderQuery' =&gt; '',</text:p>
      <text:p text:style-name="P16"><text:tab/><text:tab/><text:tab/><text:tab/>'counterQuery' =&gt; ''</text:p>
      <text:p text:style-name="P16"><text:tab/><text:tab/><text:tab/>)</text:p>
      <text:p text:style-name="P16"><text:tab/><text:tab/>);</text:p>
      <text:p text:style-name="P16"/>
      <text:p text:style-name="P16">}</text:p>
      <text:p text:style-name="P16"/>
      <text:p text:style-name="P16"><text:soft-page-break/>Veja, que somente tem validação os campos nome e cpf. O código da associação/relacionamento entre clientes e pedidos (hasMany - um cliente tem muitos pedidos).</text:p>
      <text:p text:style-name="P16"/>
      <text:p text:style-name="P16">Já o relacionamento entre pedidos e clientes (veja em Pedido.php) é do tipo belogsTo (pedido pertence a cliente). Veja:</text:p>
      <text:p text:style-name="P16"/>
      <text:p text:style-name="P16"><text:tab/>public $belongsTo = array(</text:p>
      <text:p text:style-name="P16"><text:tab/><text:tab/>'Cliente' =&gt; array(</text:p>
      <text:p text:style-name="P16"><text:tab/><text:tab/><text:tab/>'className' =&gt; 'Cliente',</text:p>
      <text:p text:style-name="P16"><text:tab/><text:tab/><text:tab/>'foreignKey' =&gt; 'cliente_id',</text:p>
      <text:p text:style-name="P16"><text:tab/><text:tab/><text:tab/>'conditions' =&gt; '',</text:p>
      <text:p text:style-name="P16"><text:tab/><text:tab/><text:tab/>'fields' =&gt; '',</text:p>
      <text:p text:style-name="P16"><text:tab/><text:tab/><text:tab/>'order' =&gt; ''</text:p>
      <text:p text:style-name="P16"><text:tab/><text:tab/>),</text:p>
      <text:p text:style-name="P16"/>
      <text:p text:style-name="P16">Em termos de segurança dos dados no banco, o relacionamento é muito importante. Num banco de dados como o banco acima seria lamentável ter pedidos cadastrados no banco de clientes que já foram excluídos, por exemplo. O relacionamento é muito importante e deve ser implementado inclusive no banco e não somente no Cake.</text:p>
      <text:p text:style-name="P16"/>
      <text:p text:style-name="P15"/>
      <text:p text:style-name="P4"/>
      <text:p text:style-name="P1">Geração de todo o código: controllers, models e templates e testes</text:p>
      <text:p text:style-name="Standard">bin/cake bake all clientes</text:p>
      <text:p text:style-name="Standard">bin/cake bake all users</text:p>
      <text:p text:style-name="Standard"/>
      <text:p text:style-name="P1">Apenas controller, model e template</text:p>
      <text:p text:style-name="Standard">bin/cake bake controller clientes</text:p>
      <text:p text:style-name="Standard">bin/cake bake model clientes</text:p>
      <text:p text:style-name="Standard">bin/cake bake template clientes</text:p>
      <text:p text:style-name="Standard"/>
      <text:p text:style-name="P1">Plugins</text:p>
      <text:p text:style-name="Standard"/>
      <text:p text:style-name="Standard">Criar plugin ContactManager com tabela contacts</text:p>
      <text:p text:style-name="Standard"/>
      <text:p text:style-name="Standard">cd /backup/www/cake/blog</text:p>
      <text:p text:style-name="Standard">bin/cake bake plugin ContactManager</text:p>
      <text:p text:style-name="Standard">bin/cake bake controller --plugin ContactManager Contacts</text:p>
      <text:p text:style-name="Standard">bin/cake bake model --plugin ContactManager Contacts</text:p>
      <text:p text:style-name="Standard">bin/cake bake template --plugin ContactManager Contacts</text:p>
      <text:p text:style-name="Standard"/>
      <text:p text:style-name="P1">Atualizando</text:p>
      <text:p text:style-name="Standard">composer dumpautoload</text:p>
      <text:p text:style-name="Standard"/>
      <text:p text:style-name="P1">Componente</text:p>
      <text:p text:style-name="Standard">bin\cake bake component Calculo</text:p>
      <text:p text:style-name="Standard"/>
      <text:p text:style-name="P1">Migrate</text:p>
      <text:p text:style-name="Standard">bin/cake migrations</text:p>
      <text:p text:style-name="Standard">bin/cake migrations migrate</text:p>
      <text:p text:style-name="Standard">bin/cake migrations status --plugin PluginName</text:p>
      <text:p text:style-name="Standard"><text:soft-page-break/></text:p>
      <text:p text:style-name="P1">Criar plugin usando o bake:</text:p>
      <text:p text:style-name="Standard">O banco precisa ter uma tabela chamada Contacts</text:p>
      <text:p text:style-name="Standard"/>
      <text:p text:style-name="Standard">cd /backup/www/cake/blog</text:p>
      <text:p text:style-name="Standard">bin/cake bake plugin ContactManager</text:p>
      <text:p text:style-name="Standard">bin/cake bake controller --plugin ContactManager Contacts</text:p>
      <text:p text:style-name="Standard">bin/cake bake model --plugin ContactManager Contacts</text:p>
      <text:p text:style-name="Standard">bin/cake bake template --plugin ContactManager Contacts</text:p>
      <text:p text:style-name="Standard"/>
      <text:p text:style-name="P1">Gerando código para Área Administrativa</text:p>
      <text:p text:style-name="Standard"/>
      <text:p text:style-name="Standard">Criar aplicativo para cadastro de clientes com área administrativa acessada somente por alguns usuários.</text:p>
      <text:p text:style-name="Standard"/>
      <text:p text:style-name="P1">Criar o controller para o Admin:</text:p>
      <text:p text:style-name="Standard">bin\cake bake controller --no-actions --prefix Admin Home</text:p>
      <text:p text:style-name="Standard"/>
      <text:p text:style-name="P1">Criar o controller para o Site</text:p>
      <text:p text:style-name="Standard">bin\cake bake controller --no-actions --prefix Site Home</text:p>
      <text:p text:style-name="Standard"/>
      <text:p text:style-name="P1"/>
      <text:p text:style-name="P17">Criar um CRUD para o Admin:</text:p>
      <text:p text:style-name="Standard"/>
      <text:p text:style-name="Standard">Configure o banco de dados no config/app.php</text:p>
      <text:p text:style-name="Standard"/>
      <text:p text:style-name="Standard">Criar código para gerar classe</text:p>
      <text:p text:style-name="Standard">bin\cake bake migration CreateUsers nome:string email:string created modified</text:p>
      <text:p text:style-name="Standard"/>
      <text:p text:style-name="P1">Criar tabela com código acima</text:p>
      <text:p text:style-name="Standard">bin\cake migrations migrate</text:p>
      <text:p text:style-name="Standard"/>
      <text:p text:style-name="P1">Gerar o Scaffold para Usuários</text:p>
      <text:p text:style-name="Standard">bin\cake bake all Users --prefix Admin</text:p>
      <text:p text:style-name="Standard"/>
      <text:p text:style-name="Standard"/>
      <text:p text:style-name="P1">Criar outros usos para o Bake:</text:p>
      <text:p text:style-name="Standard"/>
      <text:p text:style-name="Standard">Configurar o banco de dados</text:p>
      <text:p text:style-name="Standard"/>
      <text:p text:style-name="Standard">Configurar a carga de plugin</text:p>
      <text:p text:style-name="Standard"/>
      <text:p text:style-name="Standard">Criar:</text:p>
      <text:list xml:id="list6429430889618037753" text:style-name="L1">
        <text:list-item>
          <text:p text:style-name="P23">model</text:p>
        </text:list-item>
        <text:list-item>
          <text:p text:style-name="P23">controller</text:p>
        </text:list-item>
      </text:list>
      <text:p text:style-name="Standard"/>
      <text:p text:style-name="Preformatted_20_Text"><text:span text:style-name="Source_20_Text">bin/cake bake controller comments --force</text:span></text:p>
      <text:p text:style-name="Standard"/>
      <text:list xml:id="list94814401978827" text:continue-numbering="true" text:style-name="L1">
        <text:list-item>
          <text:p text:style-name="P23">controller sem actions</text:p>
        </text:list-item>
        <text:list-item>
          <text:p text:style-name="P23">action</text:p>
        </text:list-item>
        <text:list-item>
          <text:p text:style-name="P23">view/template</text:p>
        </text:list-item>
        <text:list-item>
          <text:p text:style-name="P23">helper</text:p>
        </text:list-item>
        <text:list-item>
          <text:p text:style-name="P23">element</text:p>
        </text:list-item>
        <text:list-item>
          <text:p text:style-name="P23">component</text:p>
        </text:list-item>
        <text:list-item>
          <text:p text:style-name="P23">criar validações interaticamente</text:p>
        </text:list-item>
        <text:list-item>
          <text:p text:style-name="P23">mudar/criar displayField</text:p>
        </text:list-item>
        <text:list-item>
          <text:p text:style-name="P23">Criar admin</text:p>
        </text:list-item>
      </text:list>
      <text:p text:style-name="Standard"/>
      <text:p text:style-name="P1">Usar migrações</text:p>
      <text:p text:style-name="Standard"/>
      <text:p text:style-name="Standard">Criar migrações</text:p>
      <text:p text:style-name="Standard"/>
      <text:p text:style-name="Standard">bin\cake migrations create CreateUsersTable</text:p>
      <text:p text:style-name="Standard">bin\cake migrations create CreateGroupsTable</text:p>
      <text:p text:style-name="Standard"/>
      <text:p text:style-name="Standard">Criar tabelas</text:p>
      <text:p text:style-name="Standard">bin\cake migrations migrate</text:p>
      <text:p text:style-name="Standard"/>
      <text:p text:style-name="Standard"/>
      <text:p text:style-name="P1">Usar Composer</text:p>
      <text:p text:style-name="Standard"/>
      <text:p text:style-name="P1">Instalar CakePHP</text:p>
      <text:p text:style-name="Standard">composer create-project –prefer-dist cakephp/app nopeapp</text:p>
      <text:p text:style-name="Standard"/>
      <text:p text:style-name="Standard"><text:soft-page-break/>chmod 550 bin\cake</text:p>
      <text:p text:style-name="Standard"/>
      <text:p text:style-name="Standard"/>
      <text:p text:style-name="P2">Adicionando outros actions para controllers no Bake:</text:p>
      <text:p text:style-name="P6"/>
      <text:p text:style-name="P18">Yes, you can bake:</text:p>
      <text:p text:style-name="P21"><text:span text:style-name="Source_20_Text">cake bake view users custom_func</text:span></text:p>
      <text:p text:style-name="Text_20_body">For that you need to create a template in the following directory:</text:p>
      <text:p text:style-name="Preformatted_20_Text"><text:span text:style-name="Source_20_Text">YOUR_PROJECT\lib\Cake\Console\Templates\default\views</text:span></text:p>
      <text:p text:style-name="Preformatted_20_Text"/>
      <text:p text:style-name="P21"><text:span text:style-name="Source_20_Text">"create a custom_func.ctp file"</text:span></text:p>
      <text:p text:style-name="Text_20_body">and also create a function in (core controller file):</text:p>
      <text:p text:style-name="Preformatted_20_Text"><text:span text:style-name="Source_20_Text">YOUR_PROJECT\lib\Cake\Console\Templates\default\actions</text:span></text:p>
      <text:p text:style-name="Preformatted_20_Text"/>
      <text:p text:style-name="P21"><text:span text:style-name="Source_20_Text">"add a new function custom_func"</text:span></text:p>
      <text:p text:style-name="Text_20_body">Or if you don't want that function to be universal, directly write into the users controller.</text:p>
      <text:p text:style-name="P6"/>
      <text:p text:style-name="P3">Garantir que não use cache:</text:p>
      <text:p text:style-name="P7"/>
      <text:p text:style-name="P19">You will also need to regenerate your model classes and clear out the cache:</text:p>
      <text:p text:style-name="Text_20_body">bin/cake bake model comments –force<text:line-break/>bin/cake bake model issues –force<text:line-break/>bin/cake orm_cache clear</text:p>
      <text:p text:style-name="P7"/>
      <text:p text:style-name="P7"/>
      <text:p text:style-name="P8">2.0</text:p>
      <text:p text:style-name="P8"/>
      <text:h text:style-name="P22" text:outline-level="2">Modify default HTML produced by “baked” templates</text:h>
      <text:section text:style-name="Sect1" text:name="modify-default-html-produced-by-baked-templates">
        <text:p text:style-name="Text_20_body">If you wish to modify the default HTML output produced by the “bake” command, follow these simple steps:</text:p>
        <text:section text:style-name="Sect1" text:name="for-baking-custom-views">
          <text:h text:style-name="Heading_20_3" text:outline-level="3">For baking custom views</text:h>
          <text:list xml:id="list5131101660842276521" text:style-name="L2">
            <text:list-item>
              <text:p text:style-name="P73">Go into: lib/Cake/Console/Templates/default/views </text:p>
            </text:list-item>
            <text:list-item>
              <text:p text:style-name="P73">Notice the 4 files there </text:p>
            </text:list-item>
            <text:list-item>
              <text:p text:style-name="P73">Copy them to your: app/Console/Templates/[themename]/views </text:p>
            </text:list-item>
            <text:list-item>
              <text:p text:style-name="P70">Make changes to the HTML output to control the way “bake” builds your views </text:p>
            </text:list-item>
          </text:list>
          <text:p text:style-name="Text_20_body">The <text:span text:style-name="Teletype">[themename]</text:span> path segment should be the name of the bake theme that you are creating. Bake theme names need to be unique, so don’t use ‘default’.</text:p>
        </text:section>
        <text:section text:style-name="Sect1" text:name="for-baking-custom-projects">
          <text:h text:style-name="Heading_20_3" text:outline-level="3">For baking custom projects</text:h>
          <text:list xml:id="list2650723691791961888" text:style-name="L3">
            <text:list-item>
              <text:p text:style-name="P74">Go into: lib/Cake/Console/Templates/skel </text:p>
            </text:list-item>
            <text:list-item>
              <text:p text:style-name="P74"><text:soft-page-break/>Notice the base application files there </text:p>
            </text:list-item>
            <text:list-item>
              <text:p text:style-name="P74">Copy them to your: app/Console/Templates/skel </text:p>
            </text:list-item>
            <text:list-item>
              <text:p text:style-name="P74">Make changes to the HTML output to control the way “bake” builds your views </text:p>
            </text:list-item>
            <text:list-item>
              <text:p text:style-name="P71">Pass the skeleton path parameter to the project task </text:p>
            </text:list-item>
          </text:list>
          <text:p text:style-name="P21">cake bake project --skel Console/Templates/skel</text:p>
          <text:p text:style-name="Text_20_body">Note</text:p>
          <text:list xml:id="list7422760366897492326" text:style-name="L4">
            <text:list-item>
              <text:p text:style-name="P75">You must run the specific project task <text:span text:style-name="Teletype">cake bake project</text:span> so that the path parameter can be passed. </text:p>
            </text:list-item>
            <text:list-item>
              <text:p text:style-name="P75">The template path is relative to the current path of the Command Line Interface. </text:p>
            </text:list-item>
            <text:list-item>
              <text:p text:style-name="P72">Since the full path to the skeleton needs to be manually entered, you can specify any directory holding your template build you want, including using multiple templates. (Unless CakePHP starts supporting overriding the skel folder like it does for views) </text:p>
            </text:list-item>
          </text:list>
        </text:section>
      </text:section>
      <text:p text:style-name="P8"/>
      <text:p text:style-name="P8"/>
      <text:p text:style-name="P28">Cache do ORM</text:p>
      <text:p text:style-name="P27"/>
      <text:p text:style-name="P27">Reconstruir o cache dos metadados de todas as tabelas da conexão default</text:p>
      <text:p text:style-name="P27">bin/cake orm_cache build --connection default</text:p>
      <text:p text:style-name="P27"/>
      <text:p text:style-name="P27">Para reconstruir o cache dos emtadados apenas da tabela artigos</text:p>
      <text:p text:style-name="P27">bin/cake orm_cache build --connection default artigos</text:p>
      <text:p text:style-name="P27"/>
      <text:p text:style-name="P27">Remover o cache de todos os metadados:</text:p>
      <text:p text:style-name="P27">bin/cake orm_cache clear</text:p>
      <text:p text:style-name="P27"/>
      <text:p text:style-name="P27">Remover o cache de todos os metadados da tabela aratigos</text:p>
      <text:p text:style-name="P27">bin/cake orm_cache clear artigos</text:p>
      <text:p text:style-name="P27"/>
      <text:p text:style-name="P27"/>
      <text:p text:style-name="P27"/>
      <text:p text:style-name="P42">Plugins <text:span text:style-name="T3">e Outros com o Bake</text:span></text:p>
      <text:p text:style-name="P43"/>
      <text:p text:style-name="P44"/>
      <text:p text:style-name="P45">bin\cake bake plugin <text:span text:style-name="T4">Admin</text:span></text:p>
      <text:p text:style-name="P45"/>
      <text:p text:style-name="P46">Com isso ele cria a pasta plugins\<text:span text:style-name="T4">Admin</text:span> contendo config, src, webroot e composer.json.</text:p>
      <text:p text:style-name="P46"/>
      <text:p text:style-name="P46">Em src ele cria a pasta Controller e dentro o arquivo AppController.php <text:span text:style-name="T5">com uma classe AppController vazia.</text:span></text:p>
      <text:p text:style-name="P46"/>
      <text:p text:style-name="P29">Carregando Plugin <text:span text:style-name="T6">no bootstrap.php </text:span>com o bake</text:p>
      <text:p text:style-name="P47"/>
      <text:p text:style-name="P47">bin\cake plugin load Admin</text:p>
      <text:p text:style-name="P46"/>
      <text:p text:style-name="P48">Agora podemos continuar e criar controllers, models, etc, como fazemos com aplicativos do CakePHP, <text:span text:style-name="T7">assim:</text:span></text:p>
      <text:p text:style-name="P48"><text:soft-page-break/></text:p>
      <text:p text:style-name="P30">Criando um controller</text:p>
      <text:p text:style-name="P48"/>
      <text:p text:style-name="P49">bin\cake bake controller --plugin <text:span text:style-name="T8">Admin</text:span> <text:span text:style-name="T8">Groups</text:span></text:p>
      <text:p text:style-name="P49">bin\cake bake controller --plugin <text:span text:style-name="T8">Admin</text:span> <text:span text:style-name="T9">Users</text:span></text:p>
      <text:p text:style-name="P49">bin\cake bake controller --plugin <text:span text:style-name="T8">Admin</text:span> <text:span text:style-name="T9">Privileges</text:span></text:p>
      <text:p text:style-name="P49"/>
      <text:p text:style-name="P50"><text:span text:style-name="T10">Alerta</text:span>: cuidado ao copiar e colar código de processadores de texto. O exemplo acima acaba de me gerar um problema, pois os dois hifens antes de plugin foram para a console como apenas um traço e deu erro.</text:p>
      <text:p text:style-name="P50"/>
      <text:p text:style-name="P31">Criando Componente para o Plugin</text:p>
      <text:p text:style-name="P51"/>
      <text:p text:style-name="P51">bin\cake bake component --plugin <text:span text:style-name="T11">Admin AccessControl</text:span></text:p>
      <text:p text:style-name="P50"/>
      <text:p text:style-name="P52">Com o comando acima ele cria um controller completo, com todos os actions default. Verifique.</text:p>
      <text:p text:style-name="P52"/>
      <text:p text:style-name="P69"/>
      <text:p text:style-name="P32">Componentes, Helpers e Behaviors</text:p>
      <text:p text:style-name="P53"/>
      <text:p text:style-name="P53">Um plugin pode conter componentes, helper e behaviors <text:span text:style-name="T12">criados da mesma forma que para</text:span> uma aplicação normal.</text:p>
      <text:p text:style-name="P53"/>
      <text:p text:style-name="P33">Criando Componente com bake</text:p>
      <text:p text:style-name="P54">Antes criar o Controler</text:p>
      <text:p text:style-name="P55">bin\cake bake component AccessControl</text:p>
      <text:p text:style-name="P53"/>
      <text:p text:style-name="P33">Criando Helper com bake</text:p>
      <text:p text:style-name="P56">Antes criar o Template</text:p>
      <text:p text:style-name="P55">bin\cake bake helper MeuHelper</text:p>
      <text:p text:style-name="P53"/>
      <text:p text:style-name="P33">Criando Behavior com o bake</text:p>
      <text:p text:style-name="P56">Antes criar o Model</text:p>
      <text:p text:style-name="P55">bin\cake bake behavior MeuBehavior</text:p>
      <text:p text:style-name="P55"/>
      <text:p text:style-name="P34">Criar o arquivo de migração</text:p>
      <text:p text:style-name="P76"/>
      <text:p text:style-name="P76">bin<text:span text:style-name="T13">\</text:span>cake bake migration CreateContacts title:string body:text created modified</text:p>
      <text:p text:style-name="P57"/>
      <text:p text:style-name="P58">Com isso ele cria um arquivo em config/Migrations contendo uma classe e uma função com a definição da tabela a ser criada sugerida por nós.</text:p>
      <text:p text:style-name="P58"/>
      <text:p text:style-name="P35">Para criar a tabela execute:</text:p>
      <text:p text:style-name="P77"/>
      <text:p text:style-name="P77">bin<text:span text:style-name="T14">\</text:span>cake migrations migrate</text:p>
      <text:p text:style-name="P58"/>
      <text:p text:style-name="P59">Pode verificar agora a tabela contacts criada em nosso banco atual.</text:p>
      <text:p text:style-name="P59"/>
      <text:p text:style-name="P36">Criando Model e Template <text:span text:style-name="T15">para o Plugin</text:span></text:p>
      <text:p text:style-name="P60"/>
      <text:p text:style-name="P61">bin<text:span text:style-name="T16">\</text:span>cake bake model --plugin <text:span text:style-name="T17">Admin Groups</text:span></text:p>
      <text:p text:style-name="P61">bin<text:span text:style-name="T16">\</text:span>cake bake model --plugin <text:span text:style-name="T17">Admin Users</text:span></text:p>
      <text:p text:style-name="P61"><text:soft-page-break/>bin<text:span text:style-name="T16">\</text:span>cake bake model --plugin <text:span text:style-name="T17">Admin Privileges</text:span></text:p>
      <text:p text:style-name="P61"/>
      <text:p text:style-name="P37">Criando Templates <text:span text:style-name="T18">para o Plugin</text:span></text:p>
      <text:p text:style-name="P61"/>
      <text:p text:style-name="P61">bin<text:span text:style-name="T16">\</text:span>cake bake template --plugin <text:span text:style-name="T17">Admin Groups</text:span></text:p>
      <text:p text:style-name="P61">bin<text:span text:style-name="T16">\</text:span>cake bake template --plugin <text:span text:style-name="T17">Admin Users</text:span></text:p>
      <text:p text:style-name="P61">bin<text:span text:style-name="T16">\</text:span>cake bake template --plugin <text:span text:style-name="T17">Admin Privileges</text:span></text:p>
      <text:p text:style-name="P49"/>
      <text:p text:style-name="P38">Criar somente a view login.ctp para o Plugin</text:p>
      <text:p text:style-name="P62"/>
      <text:p text:style-name="P61">bin<text:span text:style-name="T16">\</text:span>cake bake template --plugin <text:span text:style-name="T17">Admin Users login</text:span></text:p>
      <text:p text:style-name="P49"/>
      <text:p text:style-name="P63">Agora nosso plugin tem uma estrutura básica completa, inclusive com bancos e podemos inserir registros para ver como se comporta.</text:p>
      <text:p text:style-name="P59"/>
      <text:p text:style-name="P39">Chamando nosso plugin pelo navegador</text:p>
      <text:p text:style-name="P64"/>
      <text:p text:style-name="P64"><text:a xlink:type="simple" xlink:href="http://localhost/aplicativo/admin/groups" text:style-name="Internet_20_link" text:visited-style-name="Visited_20_Internet_20_Link">http://localhost/aplicativo/</text:a><text:a xlink:type="simple" xlink:href="http://localhost/aplicativo/admin/groups" text:style-name="Internet_20_link" text:visited-style-name="Visited_20_Internet_20_Link"><text:span text:style-name="T19">admin</text:span></text:a><text:a xlink:type="simple" xlink:href="http://localhost/aplicativo/admin/groups" text:style-name="Internet_20_link" text:visited-style-name="Visited_20_Internet_20_Link">/</text:a><text:a xlink:type="simple" xlink:href="http://localhost/aplicativo/admin/groups" text:style-name="Internet_20_link" text:visited-style-name="Visited_20_Internet_20_Link"><text:span text:style-name="T19">groups</text:span></text:a><text:span text:style-name="T19"> </text:span></text:p>
      <text:p text:style-name="P64"/>
      <text:p text:style-name="P65">Ele irá mostrar a index.ctp do controller Contacts <text:span text:style-name="T20">do nosso plugin</text:span>.</text:p>
      <text:p text:style-name="P65"/>
      <text:p text:style-name="P66">É como se nosso plugin <text:span text:style-name="T21">Admin</text:span> fosse outro aplicativo rodando sobre o aplicativo atual e estamos chamando seu controller contacts.</text:p>
      <text:p text:style-name="P65"/>
      <text:p text:style-name="P67">Procurei esclarecer e melhorar um pouco o tutorial oficial do site e está aí, podendo servir para a criação de um plugin bem útil no CakePHP 3.</text:p>
      <text:p text:style-name="P67"/>
      <text:p text:style-name="P68">Também contei com a ajuda do plugin migrations <text:span text:style-name="T22">para criar a tabela </text:span>no tutorial de criação de Blog no site do Cake.</text:p>
      <text:p text:style-name="P68"/>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Arial"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16T08:33:09.734000000</meta:creation-date>
    <dc:date>2018-04-19T09:48:14.040082548</dc:date>
    <meta:editing-duration>PT2H32S</meta:editing-duration>
    <meta:editing-cycles>36</meta:editing-cycles>
    <meta:generator>LibreOffice/5.1.6.2$Linux_X86_64 LibreOffice_project/10m0$Build-2</meta:generator>
    <meta:document-statistic meta:table-count="0" meta:image-count="0" meta:object-count="0" meta:page-count="12" meta:paragraph-count="353" meta:word-count="2084" meta:character-count="13777" meta:non-whitespace-character-count="11854"/>
  </office:meta>
</office:document-meta>
</file>